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cb44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cb446" officeooo:paragraph-rsid="000cb446"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none" fo:font-weight="bold" officeooo:rsid="001191c8" officeooo:paragraph-rsid="001191c8" style:font-size-asian="20pt" style:font-weight-asian="bold" style:font-size-complex="20pt" style:font-weight-complex="bold"/>
    </style:style>
    <style:style style:name="P4" style:family="paragraph" style:parent-style-name="Standard">
      <style:text-properties fo:font-size="13pt" officeooo:rsid="00138c0f" officeooo:paragraph-rsid="0015b4d2" style:font-size-asian="13pt" style:font-size-complex="13pt"/>
    </style:style>
    <style:style style:name="P5" style:family="paragraph" style:parent-style-name="Standard">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0cb446" officeooo:paragraph-rsid="000f6496"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cb446" officeooo:paragraph-rsid="001662e8"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9" style:family="paragraph" style:parent-style-name="Standard" style:list-style-name="L1">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10" style:family="paragraph" style:parent-style-name="Standard" style:list-style-name="L1">
      <style:paragraph-properties fo:text-align="start" style:justify-single-word="false"/>
      <style:text-properties fo:font-size="13pt" style:text-underline-style="solid" style:text-underline-width="auto" style:text-underline-color="font-color" fo:font-weight="normal" officeooo:rsid="000d1468" officeooo:paragraph-rsid="000d1468" style:font-size-asian="13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fo:font-size="13pt" style:text-underline-style="none" fo:font-weight="normal" officeooo:rsid="001662e8" officeooo:paragraph-rsid="001662e8" style:font-size-asian="13pt" style:font-weight-asian="normal" style:font-size-complex="13pt" style:font-weight-complex="normal"/>
    </style:style>
    <style:style style:name="P13" style:family="paragraph" style:parent-style-name="Standard" style:list-style-name="L1">
      <style:paragraph-properties fo:text-align="start" style:justify-single-word="false"/>
      <style:text-properties fo:font-size="13pt" style:text-underline-style="none" fo:font-weight="normal" officeooo:rsid="002f53a1" officeooo:paragraph-rsid="002f53a1" style:font-size-asian="13pt" style:font-weight-asian="normal" style:font-size-complex="13pt" style:font-weight-complex="normal"/>
    </style:style>
    <style:style style:name="T1" style:family="text">
      <style:text-properties officeooo:rsid="000cb446"/>
    </style:style>
    <style:style style:name="T2" style:family="text">
      <style:text-properties officeooo:rsid="000d1468"/>
    </style:style>
    <style:style style:name="T3" style:family="text">
      <style:text-properties officeooo:rsid="000ed9c7"/>
    </style:style>
    <style:style style:name="T4" style:family="text">
      <style:text-properties style:text-underline-style="solid" style:text-underline-width="auto" style:text-underline-color="font-color" officeooo:rsid="000d1468"/>
    </style:style>
    <style:style style:name="T5" style:family="text">
      <style:text-properties officeooo:rsid="000f6496"/>
    </style:style>
    <style:style style:name="T6" style:family="text">
      <style:text-properties fo:font-weight="bold" style:font-weight-asian="bold" style:font-weight-complex="bold"/>
    </style:style>
    <style:style style:name="T7" style:family="text">
      <style:text-properties fo:font-weight="bold" officeooo:rsid="000f6496" style:font-weight-asian="bold" style:font-weight-complex="bold"/>
    </style:style>
    <style:style style:name="T8" style:family="text">
      <style:text-properties fo:font-weight="bold" officeooo:rsid="00105552" style:font-weight-asian="bold" style:font-weight-complex="bold"/>
    </style:style>
    <style:style style:name="T9" style:family="text">
      <style:text-properties officeooo:rsid="001191c8"/>
    </style:style>
    <style:style style:name="T10" style:family="text">
      <style:text-properties officeooo:rsid="0015b4d2"/>
    </style:style>
    <style:style style:name="T11" style:family="text">
      <style:text-properties officeooo:rsid="001662e8"/>
    </style:style>
    <style:style style:name="T12" style:family="text">
      <style:text-properties fo:font-style="normal" style:font-style-asian="normal" style:font-style-complex="normal"/>
    </style:style>
    <style:style style:name="T13" style:family="text">
      <style:text-properties fo:font-style="normal" officeooo:rsid="00174c6d" style:font-style-asian="normal" style:font-style-complex="normal"/>
    </style:style>
    <style:style style:name="T14" style:family="text">
      <style:text-properties fo:font-style="normal" officeooo:rsid="001947d9" style:font-style-asian="normal" style:font-style-complex="normal"/>
    </style:style>
    <style:style style:name="T15" style:family="text">
      <style:text-properties fo:font-style="normal" officeooo:rsid="001a90a7" style:font-style-asian="normal" style:font-style-complex="normal"/>
    </style:style>
    <style:style style:name="T16" style:family="text">
      <style:text-properties fo:font-style="normal" officeooo:rsid="001c49ee" style:font-style-asian="normal" style:font-style-complex="normal"/>
    </style:style>
    <style:style style:name="T17" style:family="text">
      <style:text-properties fo:font-style="normal" officeooo:rsid="001cd37d" style:font-style-asian="normal" style:font-style-complex="normal"/>
    </style:style>
    <style:style style:name="T18" style:family="text">
      <style:text-properties fo:font-style="normal" officeooo:rsid="00282ea4" style:font-style-asian="normal" style:font-style-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officeooo:rsid="001a855f"/>
    </style:style>
    <style:style style:name="T21" style:family="text">
      <style:text-properties officeooo:rsid="001e531e"/>
    </style:style>
    <style:style style:name="T22" style:family="text">
      <style:text-properties officeooo:rsid="0024c162"/>
    </style:style>
    <style:style style:name="T23" style:family="text">
      <style:text-properties officeooo:rsid="002565d9"/>
    </style:style>
    <style:style style:name="T24" style:family="text">
      <style:text-properties officeooo:rsid="00275f2d"/>
    </style:style>
    <style:style style:name="T25" style:family="text">
      <style:text-properties officeooo:rsid="0028888a"/>
    </style:style>
    <style:style style:name="T26" style:family="text">
      <style:text-properties officeooo:rsid="002d1efc"/>
    </style:style>
    <style:style style:name="T27" style:family="text">
      <style:text-properties officeooo:rsid="002f53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11 : </text:span>Améliorez un projet existant en Python</text:p>
      <text:p text:style-name="P1"/>
      <text:p text:style-name="P2">1) Les nouvelles fonctionnalités :</text:p>
      <text:p text:style-name="P6">Pour le 11ème projet du parcours D.A Python, j’ai choisi d’ajouter de nouvelles fonctionnalités au projet 5 de ce même parcours. Afin de mener à bien l’aboutissement de ce dernier, j’ai d’abord repensé aux besoin<text:span text:style-name="T23">s</text:span> concrets d’un utilisateur en tant que client voulant changer ses habitudes alimentaires.</text:p>
      <text:p text:style-name="P6"/>
      <text:p text:style-name="P6"><text:span text:style-name="T5">Partant de ces observations, j’ai estimé qu’un utilisateur devait pouvoir </text:span><text:span text:style-name="T8">supprimer </text:span><text:span text:style-name="T22">ses choix mais aussi s’il le souhaite de les retrouver à l’extérieur du programme notamment sur un </text:span><text:span text:style-name="T7">PDF imprimable</text:span><text:span text:style-name="T5"> (formatA4 standard).</text:span></text:p>
      <text:p text:style-name="P2"/>
      <text:p text:style-name="P2">2) Difficultés rencontrées <text:span text:style-name="T21">et solutions apportées</text:span> :</text:p>
      <text:p text:style-name="P7">La réalisation de ce projet m’<text:span text:style-name="T2">a</text:span> fait travailler sur <text:span text:style-name="T27">quatres</text:span> axes  <text:span text:style-name="T2">principaux</text:span> :</text:p>
      <text:p text:style-name="P5"/>
      <text:list xml:id="list1073891793" text:style-name="L1">
        <text:list-item>
          <text:p text:style-name="P9"><text:span text:style-name="T4">1/ La correction et l’optimisation de la BDD.</text:span> <text:span text:style-name="T3">En effet lors de la soutenance du P5 </text:span>le mentor évaluateur <text:span text:style-name="T24">en charge de celle-ci </text:span>m’a fait remarquer que ma BDD pouvait être amélior<text:span text:style-name="T5">ée</text:span> et optimis<text:span text:style-name="T5">ée</text:span>. <text:span text:style-name="T5">Ceci notamment sur la structure de la </text:span><text:span text:style-name="T7">table substitut</text:span><text:span text:style-name="T5"> qui interagit avec la </text:span><text:span text:style-name="T7">table produits</text:span><text:span text:style-name="T5"> désormais avec une clef étrangère permettant d’éviter la redondance et la réinsertion de données déjà enregistrés. Pour ce faire, j’ai revu et le corrigé le script de création de BDD ainsi que la fonction permettant de consulter et d’insérer les produits au sein de la BDD.</text:span></text:p>
        </text:list-item>
        <text:list-item>
          <text:p text:style-name="P10">2/ La mise en place de nouvelles fonctionnalités devant être testées et fonctionnelles.</text:p>
          <text:p text:style-name="P11">En pratique, j’ai utilisé l<text:span text:style-name="T9">a</text:span> bibliothèque <text:span text:style-name="T6">ReportLab</text:span> et son module <text:span text:style-name="T6">pdfgen</text:span> pour générer des PDF. <text:span text:style-name="T9">L’utilisateur retrouve donc l’ensemble de sa base de données dans un fichier pdf à son nom dans un dossier dédié. Le PDF présente l’ensemble des données dans un tableau de 3 colonnes représentant la BDD.</text:span></text:p>
        </text:list-item>
        <text:list-item>
          <text:p text:style-name="P12">3/ <text:span text:style-name="T19">L’amélioration même du code précédemment produit. </text:span><text:span text:style-name="T13">Profitant de ma montée en compétence d</text:span><text:span text:style-name="T18">ue</text:span><text:span text:style-name="T13"> à l’évolution du parcours, j’ai essayé d’améliorer la qualité de mon code. </text:span><text:span text:style-name="T14">Ceci</text:span><text:span text:style-name="T13"> notamment avec une approche plus orientée objet et </text:span><text:span text:style-name="T14">professionnelle du programme, mais aussi avec des noms de variables plus adéquats </text:span><text:span text:style-name="T15">et une factorisation plus </text:span><text:span text:style-name="T17">poussée</text:span><text:span text:style-name="T16"> </text:span><text:span text:style-name="T18">des fonctions.</text:span></text:p>
          <text:p text:style-name="P13"><text:span text:style-name="T12"/></text:p>
        </text:list-item>
      </text:list>
      <text:p text:style-name="P8"/>
      <text:p text:style-name="P3">3) <text:span text:style-name="T10">Nouvelles p</text:span>erspectives d’améliorations</text:p>
      <text:p text:style-name="P3"/>
      <text:p text:style-name="P4">La finalisation de ce projet m’a fais penser à de nouvelles perspectives <text:span text:style-name="T10">pour cette application .</text:span> <text:span text:style-name="T10">Je pense qu’il serait pertinent d’ajouter de nouvelles fonctionnalités comme l’envoi de l’export PDF sur boite é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5:18:34.653667267</meta:creation-date>
    <meta:generator>LibreOffice/6.0.7.3$Linux_X86_64 LibreOffice_project/00m0$Build-3</meta:generator>
    <dc:date>2020-04-21T16:46:02.323063186</dc:date>
    <meta:editing-duration>PT1H16M13S</meta:editing-duration>
    <meta:editing-cycles>31</meta:editing-cycles>
    <meta:document-statistic meta:table-count="0" meta:image-count="0" meta:object-count="0" meta:page-count="1" meta:paragraph-count="13" meta:word-count="366" meta:character-count="2285" meta:non-whitespace-character-count="1935"/>
  </office:meta>
</office:document-meta>
</file>